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24634885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858827839"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767690044"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747656824" text:style-name="L4">
        <text:list-item>
          <text:p text:style-name="P34">user_id (INTEGER, FK, NOT NULL)</text:p>
        </text:list-item>
        <text:list-item>
          <text:p text:style-name="P34">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237433956"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186381321"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410030183" text:style-name="L7">
        <text:list-item>
          <text:p text:style-name="P37">lesson_id (INTEGER, FK, NOT NULL – refers to table lessons (9))</text:p>
        </text:list-item>
        <text:list-item>
          <text:p text:style-name="P37">title (TEXT – may be null)</text:p>
        </text:list-item>
        <text:list-item>
          <text:p text:style-name="P37">text (TEXT – may be null)</text:p>
        </text:list-item>
        <text:list-item>
          <text:p text:style-name="P37">position (INTEGER, NOT NULL, UNIQUE WITH lesson_id – represents the position of the slide inside the lesson)</text:p>
        </text:list-item>
        <text:list-item>
          <text:p text:style-name="P37">kind (ENUM ['cover', 'text', 'image1', 'image2', 'image3', 'audio1', 'audio2', 'video1', 'video2'] – represents the type of the slide)</text:p>
        </text:list-item>
      </text:list>
      <text:p text:style-name="P4"><text:soft-page-break/>slide types:</text:p>
      <text:list xml:id="list1674056312"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44925078"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item>
          <text:p text:style-name="P38">caption (TEXT – the caption, it is used only for images)</text:p>
        </text:list-item>
        <text:list-item>
          <text:p text:style-name="P38">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05480321"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63910334" text:style-name="L11">
        <text:list-item>
          <text:p text:style-name="P40"><text:soft-page-break/>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55791296" text:continue-numbering="true" text:style-name="L11">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31032252"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815836709"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6841902"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649454502" text:continue-list="list2131032252"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08594785" text:continue-numbering="true" text:style-name="L11">
        <text:list-item>
          <text:p text:style-name="P40">user_id (INTEGER, FK, NOT NULL – relative tag)</text:p>
        </text:list-item>
        <text:list-item>
          <text:p text:style-name="P40"><text:soft-page-break/>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69628970"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2310215"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45566886"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57622424"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082959284" text:style-name="L17">
        <text:list-item>
          <text:p text:style-name="P42">a list of active record objects representing lessons</text:p>
        </text:list-item>
        <text:list-item>
          <text:p text:style-name="P42">the extracting action who called the view</text:p>
        </text:list-item>
      </text:list>
      <text:p text:style-name="P3"/>
      <text:p text:style-name="P1"><text:span text:style-name="T22">The view is organized as follows</text:span><text:span text:style-name="T3">:</text:span></text:p>
      <text:list xml:id="list353193496" text:style-name="L18">
        <text:list-item>
          <text:p text:style-name="P43">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810282567" text:style-name="L19">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21871537"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7676137" text:style-name="L21">
        <text:list-item>
          <text:p text:style-name="P45">preview + edit + destroy + change info</text:p>
        </text:list-item>
        <text:list-item>
          <text:p text:style-name="P45">preview + add + report</text:p>
        </text:list-item>
        <text:list-item>
          <text:p text:style-name="P45">preview + edit + remove + report</text:p>
        </text:list-item>
      </text:list>
      <text:p text:style-name="P9"/>
      <text:p text:style-name="P4">Actions and consequences of each button for elements:</text:p>
      <text:list xml:id="list233694129" text:continue-list="list321871537"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384216546" text:style-name="L22">
        <text:list-item>
          <text:p text:style-name="P46"><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566250809"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451828170" text:style-name="L24">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1749780431" text:style-name="L25">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429104495" text:style-name="L26">
        <text:list-item>
          <text:p text:style-name="P49">select different videos (between my elements and public elements)</text:p>
        </text:list-item>
        <text:list-item>
          <text:p text:style-name="P49">cut videos</text:p>
        </text:list-item>
        <text:list-item>
          <text:p text:style-name="P49">join videos with a standard fade</text:p>
        </text:list-item>
        <text:list-item>
          <text:p text:style-name="P4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46647102" text:style-name="L27">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5">2.6 – Virtual classroom</text:p>
      <text:p text:style-name="P15"/>
      <text:p text:style-name="P3">A lesson can appear in the virtual classroom only under the following conditions:</text:p>
      <text:list xml:id="list1280081386" text:style-name="L28">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410492214" text:style-name="L29">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61981129" text:style-name="L30">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1853285716" text:style-name="L31">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item>
          <text:p text:style-name="P54">Save tags stored in attribute 'tags' after saving a media_element; rollbacks if anything unexpected occurs (<text:span text:style-name="T33">manual callback, 'after_save'</text:span>)</text:p>
        </text:list-item>
        <text:list-item>
          <text:p text:style-name="P54">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row>
          <table:table-cell table:style-name="Tabella4.A2" office:value-type="string">
            <text:p text:style-name="P26">47</text:p>
          </table:table-cell>
          <table:table-cell table:style-name="Tabella4.B48" office:value-type="string">
            <text:p text:style-name="P27">@user.empty_playlist</text:p>
          </table:table-cell>
          <table:table-cell table:style-name="Tabella4.C48" office:value-type="string">
            <text:p text:style-name="P27"/>
          </table:table-cell>
          <table:table-cell table:style-name="Tabella4.D48" office:value-type="string">
            <text:p text:style-name="P27">true / false</text:p>
            <text:p text:style-name="P27">(no msg)</text:p>
          </table:table-cell>
        </table:table-row>
        <table:table-row>
          <table:table-cell table:style-name="Tabella4.A2" office:value-type="string">
            <text:p text:style-name="P26">48</text:p>
          </table:table-cell>
          <table:table-cell table:style-name="Tabella4.B49" office:value-type="string">
            <text:p text:style-name="P27">@user.empty_virtual_classroom</text:p>
          </table:table-cell>
          <table:table-cell table:style-name="Tabella4.C49" office:value-type="string">
            <text:p text:style-name="P27"/>
          </table:table-cell>
          <table:table-cell table:style-name="Tabella4.D49" office:value-type="string">
            <text:p text:style-name="P27">noth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text:soft-page-break/>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text:soft-page-break/>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text:soft-page-break/>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999003078" text:style-name="L32">
        <text:list-item>
          <text:p text:style-name="P55">the user chooses a string (containing eventually spaces)</text:p>
        </text:list-item>
        <text:list-item>
          <text:p text:style-name="P55">this string is matched against the tag set, and are retrieved all the tags that match it</text:p>
        </text:list-item>
        <text:list-item>
          <text:p text:style-name="P55">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837201299" text:style-name="L33">
        <text:list-item>
          <text:p text:style-name="P56">@tag = { :tag_kind == '' =&gt; '', :tag_kind == '0' =&gt; :tag, :tag_kind == intero non corretto =&gt; '' :tag_kind == intero corretto =&gt; :tag_kind.to_i}</text:p>
        </text:list-item>
        <text:list-item>
          <text:p text:style-name="P56">@page = params[:page]</text:p>
        </text:list-item>
        <text:list-item>
          <text:p text:style-name="P56">@filter</text:p>
        </text:list-item>
        <text:list-item>
          <text:p text:style-name="P56">@order</text:p>
        </text:list-item>
        <text:list-item>
          <text:p text:style-name="P56">@subject_id (solo se item è lesson)</text:p>
        </text:list-item>
        <text:list-item>
          <text:p text:style-name="P56">@for_page</text:p>
        </text:list-item>
      </text:list>
      <text:p text:style-name="P3"/>
      <text:p text:style-name="P3">cerco da:</text:p>
      <text:list xml:id="list437368091" text:style-name="L34">
        <text:list-item>
          <text:p text:style-name="P57">dashboard, o lessons =&gt; preimpostato lessons</text:p>
        </text:list-item>
        <text:list-item>
          <text:p text:style-name="P57">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text:soft-page-break/>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1T16:00:50</dc:date>
    <dc:creator>Morgan Spa</dc:creator>
    <meta:editing-duration>P1DT10H12M33S</meta:editing-duration>
    <meta:editing-cycles>574</meta:editing-cycles>
    <meta:generator>LibreOffice/3.5$Linux_X86_64 LibreOffice_project/350m1$Build-2</meta:generator>
    <meta:printed-by>Morgan Spa</meta:printed-by>
    <meta:print-date>2012-10-18T12:19:19</meta:print-date>
    <meta:document-statistic meta:table-count="4" meta:image-count="1" meta:object-count="0" meta:page-count="26" meta:paragraph-count="1006" meta:word-count="7270" meta:character-count="40835" meta:non-whitespace-character-count="39020"/>
  </office:meta>
</office:document-meta>
</file>